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TaskExecutorTests.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PoolTaskExecutorTests.modifyKeepAliveSecondsWithInvalidValueWhile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Tests.modifyMaxPoolSizeWithInvalidValueWhile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Tests.modifyKeepAliveSecondsWhile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TaskExecutorTests.queueCapacit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PoolTaskExecutorTests.modifyMaxPoolSizeWhile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TaskExecutorTests.modifyCorePoolSizeWhile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PoolTaskExecutorTests.build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PoolTaskExecutorTests.queueCapacity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TaskExecutorTests.modifyCorePoolSizeWithInvalidValueWhile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